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iberation Sans1" svg:font-family="'Liberation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2" style:family="paragraph" style:parent-style-name="標題及物件_7e_LT_7e_Gliederung_20_2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3" style:family="paragraph" style:parent-style-name="標題及物件_7e_LT_7e_Gliederung_20_2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size="12pt" officeooo:paragraph-rsid="00026bdb" style:font-size-asian="12pt" style:font-size-complex="12pt"/>
    </style:style>
    <style:style style:name="T1" style:family="text">
      <style:text-properties style:font-name="新細明體"/>
    </style:style>
    <style:style style:name="T2" style:family="text">
      <style:text-properties style:font-name="新細明體" fo:font-size="24pt" style:font-size-asian="24pt"/>
    </style:style>
    <style:style style:name="T3" style:family="text">
      <style:text-properties style:font-name="新細明體" officeooo:rsid="00026bdb"/>
    </style:style>
    <style:style style:name="T4" style:family="text">
      <style:text-properties style:font-name="新細明體" officeooo:rsid="0003d0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/></text:p>
      <text:p text:style-name="P2"><text:span text:style-name="T1">2. screenshot.png:A screenshot of the best testing set accuracy on terminal. (20%)</text:span></text:p>
      <text:p text:style-name="P1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3. hw3.py: A script that you train and test your model (20%)</text:span></text:p>
      <text:p text:style-name="P3"><text:span text:style-name="T1">請將</text:span><text:span text:style-name="T3">cifar10的data_batch_1 ~ data_batch_5 還有test_batch 跟hw3.py 放在同一資料夾下，然後直接鍵入 python3 hw3.py即可開始trai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iberation Sans1" svg:font-family="'Liberation Sans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預設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帶箭頭的物件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帶陰影的物件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不填色的物件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物體無填充也無線條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內文左右對齊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內文行首縮排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題名_20_1" style:display-name="題名 1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題名_20_2" style:display-name="題名 2" style:family="paragraph" style:parent-style-name="預設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定量線" style:family="paragraph" style:parent-style-name="預設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1" style:display-name="標題投影片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Gliederung_20_2" style:display-name="標題投影片~LT~Gliederung 2" style:family="paragraph" style:parent-style-name="標題投影片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3" style:display-name="標題投影片~LT~Gliederung 3" style:family="paragraph" style:parent-style-name="標題投影片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4" style:display-name="標題投影片~LT~Gliederung 4" style:family="paragraph" style:parent-style-name="標題投影片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投影片_7e_LT_7e_Gliederung_20_5" style:display-name="標題投影片~LT~Gliederung 5" style:family="paragraph" style:parent-style-name="標題投影片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6" style:display-name="標題投影片~LT~Gliederung 6" style:family="paragraph" style:parent-style-name="標題投影片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7" style:display-name="標題投影片~LT~Gliederung 7" style:family="paragraph" style:parent-style-name="標題投影片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8" style:display-name="標題投影片~LT~Gliederung 8" style:family="paragraph" style:parent-style-name="標題投影片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Gliederung_20_9" style:display-name="標題投影片~LT~Gliederung 9" style:family="paragraph" style:parent-style-name="標題投影片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投影片_7e_LT_7e_Titel" style:display-name="標題投影片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Untertitel" style:display-name="標題投影片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3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Notizen" style:display-name="標題投影片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投影片_7e_LT_7e_Hintergrundobjekte" style:display-name="標題投影片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標題投影片_7e_LT_7e_Hintergrund" style:display-name="標題投影片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Noto Sans CJK TC Regular" fo:font-family="'Noto Sans CJK TC Regular'" style:font-family-generic="roman" style:font-pitch="variable" fo:font-size="18pt" style:letter-kerning="true" style:font-name-asian="Noto Sans CJK TC Regular1" style:font-family-asian="'Noto Sans CJK TC Regular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Noto Sans CJK TC Regular" fo:font-family="'Noto Sans CJK TC Regular'" style:font-family-generic="roman" style:font-pitch="variable" fo:font-size="18pt" style:letter-kerning="true" style:font-size-asian="18pt"/>
    </style:style>
    <style:style style:name="背景物件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背景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備註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綱_20_1" style:display-name="大綱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大綱_20_2" style:display-name="大綱 2" style:family="paragraph" style:parent-style-name="大綱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3" style:display-name="大綱 3" style:family="paragraph" style:parent-style-name="大綱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綱_20_4" style:display-name="大綱 4" style:family="paragraph" style:parent-style-name="大綱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大綱_20_5" style:display-name="大綱 5" style:family="paragraph" style:parent-style-name="大綱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6" style:display-name="大綱 6" style:family="paragraph" style:parent-style-name="大綱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7" style:display-name="大綱 7" style:family="paragraph" style:parent-style-name="大綱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8" style:display-name="大綱 8" style:family="paragraph" style:parent-style-name="大綱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大綱_20_9" style:display-name="大綱 9" style:family="paragraph" style:parent-style-name="大綱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1" style:display-name="標題及物件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Gliederung_20_2" style:display-name="標題及物件~LT~Gliederung 2" style:family="paragraph" style:parent-style-name="標題及物件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3" style:display-name="標題及物件~LT~Gliederung 3" style:family="paragraph" style:parent-style-name="標題及物件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及物件_7e_LT_7e_Gliederung_20_4" style:display-name="標題及物件~LT~Gliederung 4" style:family="paragraph" style:parent-style-name="標題及物件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標題及物件_7e_LT_7e_Gliederung_20_5" style:display-name="標題及物件~LT~Gliederung 5" style:family="paragraph" style:parent-style-name="標題及物件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6" style:display-name="標題及物件~LT~Gliederung 6" style:family="paragraph" style:parent-style-name="標題及物件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7" style:display-name="標題及物件~LT~Gliederung 7" style:family="paragraph" style:parent-style-name="標題及物件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8" style:display-name="標題及物件~LT~Gliederung 8" style:family="paragraph" style:parent-style-name="標題及物件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Gliederung_20_9" style:display-name="標題及物件~LT~Gliederung 9" style:family="paragraph" style:parent-style-name="標題及物件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標題及物件_7e_LT_7e_Titel" style:display-name="標題及物件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18pt" fo:letter-spacing="normal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Untertitel" style:display-name="標題及物件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32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Notizen" style:display-name="標題及物件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Noto Sans CJK TC Regular" fo:font-family="'Noto Sans CJK TC Regular'" style:font-family-generic="roman" style:font-pitch="variable" fo:font-size="20pt" fo:font-style="normal" fo:text-shadow="none" style:text-underline-style="none" fo:font-weight="normal" style:letter-kerning="true" style:font-name-asian="Noto Sans CJK TC Regular1" style:font-family-asian="'Noto Sans CJK TC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標題及物件_7e_LT_7e_Hintergrundobjekte" style:display-name="標題及物件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標題及物件_7e_LT_7e_Hintergrund" style:display-name="標題及物件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Noto Sans CJK TC Regular1" style:font-family-asian="'Noto Sans CJK TC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1:22:13.376868269</meta:creation-date>
    <dc:date>2017-12-04T21:30:31.109776731</dc:date>
    <meta:editing-duration>PT8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58" meta:character-count="240" meta:non-whitespace-character-count="211"/>
  </office:meta>
</office:document-meta>
</file>